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Text_20_body">
      <style:text-properties officeooo:paragraph-rsid="004e8856"/>
    </style:style>
    <style:style style:name="P4" style:family="paragraph" style:parent-style-name="Standard">
      <style:text-properties officeooo:paragraph-rsid="004f23dc"/>
    </style:style>
    <style:style style:name="P5" style:family="paragraph" style:parent-style-name="Text_20_body">
      <style:text-properties officeooo:paragraph-rsid="004f23dc"/>
    </style:style>
    <style:style style:name="P6" style:family="paragraph" style:parent-style-name="Standard">
      <style:text-properties officeooo:paragraph-rsid="00514da3"/>
    </style:style>
    <style:style style:name="P7" style:family="paragraph" style:parent-style-name="Text_20_body">
      <style:text-properties officeooo:paragraph-rsid="00514da3"/>
    </style:style>
    <style:style style:name="P8" style:family="paragraph" style:parent-style-name="Standard">
      <style:text-properties officeooo:paragraph-rsid="0052f30a"/>
    </style:style>
    <style:style style:name="P9" style:family="paragraph" style:parent-style-name="Text_20_body">
      <style:text-properties officeooo:paragraph-rsid="0052f30a"/>
    </style:style>
    <style:style style:name="P10" style:family="paragraph" style:parent-style-name="Standard">
      <style:text-properties officeooo:paragraph-rsid="00538a99"/>
    </style:style>
    <style:style style:name="P11" style:family="paragraph" style:parent-style-name="Text_20_body">
      <style:text-properties officeooo:paragraph-rsid="00538a99"/>
    </style:style>
    <style:style style:name="P12" style:family="paragraph" style:parent-style-name="Standard">
      <style:text-properties officeooo:paragraph-rsid="00546d35"/>
    </style:style>
    <style:style style:name="P13" style:family="paragraph" style:parent-style-name="Text_20_body">
      <style:text-properties officeooo:paragraph-rsid="00546d35"/>
    </style:style>
    <style:style style:name="P14" style:family="paragraph" style:parent-style-name="Standard">
      <style:text-properties officeooo:paragraph-rsid="00566212"/>
    </style:style>
    <style:style style:name="P15" style:family="paragraph" style:parent-style-name="Standard">
      <style:text-properties officeooo:paragraph-rsid="0056b003"/>
    </style:style>
    <style:style style:name="P16" style:family="paragraph" style:parent-style-name="Text_20_body">
      <style:text-properties officeooo:paragraph-rsid="0056b003"/>
    </style:style>
    <style:style style:name="P17" style:family="paragraph" style:parent-style-name="Standard">
      <style:text-properties officeooo:paragraph-rsid="004d71a0"/>
    </style:style>
    <style:style style:name="P1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2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6b003"/>
    </style:style>
    <style:style style:name="P2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23dc"/>
    </style:style>
    <style:style style:name="P2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14da3"/>
    </style:style>
    <style:style style:name="P2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2f30a"/>
    </style:style>
    <style:style style:name="P2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38a99"/>
    </style:style>
    <style:style style:name="P2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46d35"/>
    </style:style>
    <style:style style:name="P26" style:family="paragraph" style:parent-style-name="Table_20_Contents">
      <style:paragraph-properties fo:margin-left="0cm" fo:margin-right="0cm" fo:text-indent="0cm" style:auto-text-indent="false"/>
    </style:style>
    <style:style style:name="P27" style:family="paragraph" style:parent-style-name="Text_20_body" style:list-style-name="L1">
      <style:text-properties officeooo:paragraph-rsid="004e8856"/>
    </style:style>
    <style:style style:name="P28" style:family="paragraph" style:parent-style-name="Text_20_body" style:list-style-name="L1">
      <style:text-properties officeooo:paragraph-rsid="0056b003"/>
    </style:style>
    <style:style style:name="P29" style:family="paragraph" style:parent-style-name="Text_20_body" style:list-style-name="L1">
      <style:text-properties officeooo:paragraph-rsid="0057255d"/>
    </style:style>
    <style:style style:name="P30" style:family="paragraph" style:parent-style-name="Text_20_body" style:list-style-name="L1">
      <style:text-properties officeooo:paragraph-rsid="00514da3"/>
    </style:style>
    <style:style style:name="P31" style:family="paragraph" style:parent-style-name="Text_20_body" style:list-style-name="L1">
      <style:text-properties officeooo:paragraph-rsid="0052f30a"/>
    </style:style>
    <style:style style:name="P32" style:family="paragraph" style:parent-style-name="Text_20_body" style:list-style-name="L1">
      <style:text-properties officeooo:paragraph-rsid="00546d35"/>
    </style:style>
    <style:style style:name="P33" style:family="paragraph" style:parent-style-name="Text_20_body" style:list-style-name="L1">
      <style:text-properties fo:color="#00a933" loext:opacity="100%" officeooo:paragraph-rsid="004e8856"/>
    </style:style>
    <style:style style:name="P34" style:family="paragraph" style:parent-style-name="Text_20_body" style:list-style-name="L1">
      <style:text-properties fo:color="#00a933" loext:opacity="100%" officeooo:paragraph-rsid="0056b003"/>
    </style:style>
    <style:style style:name="P35" style:family="paragraph" style:parent-style-name="Text_20_body" style:list-style-name="L1">
      <style:text-properties fo:color="#00a933" loext:opacity="100%" officeooo:paragraph-rsid="0057255d"/>
    </style:style>
    <style:style style:name="P36" style:family="paragraph" style:parent-style-name="Text_20_body" style:list-style-name="L1">
      <style:text-properties fo:color="#00a933" loext:opacity="100%" officeooo:paragraph-rsid="004f23dc"/>
    </style:style>
    <style:style style:name="P37" style:family="paragraph" style:parent-style-name="Text_20_body" style:list-style-name="L1">
      <style:text-properties fo:color="#00a933" loext:opacity="100%" officeooo:paragraph-rsid="0052f30a"/>
    </style:style>
    <style:style style:name="P38" style:family="paragraph" style:parent-style-name="Text_20_body" style:list-style-name="L1">
      <style:text-properties fo:color="#00a933" loext:opacity="100%" officeooo:paragraph-rsid="00546d35"/>
    </style:style>
    <style:style style:name="P39" style:family="paragraph" style:parent-style-name="Text_20_body" style:list-style-name="L1">
      <style:text-properties style:use-window-font-color="true" loext:opacity="0%" officeooo:paragraph-rsid="0056b003"/>
    </style:style>
    <style:style style:name="P40" style:family="paragraph" style:parent-style-name="Text_20_body" style:list-style-name="L1">
      <style:text-properties style:use-window-font-color="true" loext:opacity="0%" officeooo:paragraph-rsid="00546d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c44b" style:font-weight-asian="bold" style:font-weight-complex="bold"/>
    </style:style>
    <style:style style:name="T3" style:family="text">
      <style:text-properties fo:font-weight="bold" officeooo:rsid="005ab444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10605"/>
    </style:style>
    <style:style style:name="T6" style:family="text">
      <style:text-properties officeooo:rsid="00514da3"/>
    </style:style>
    <style:style style:name="T7" style:family="text">
      <style:text-properties officeooo:rsid="00538a99"/>
    </style:style>
    <style:style style:name="T8" style:family="text">
      <style:text-properties officeooo:rsid="00546d35"/>
    </style:style>
    <style:style style:name="T9" style:family="text">
      <style:text-properties officeooo:rsid="0056b003"/>
    </style:style>
    <style:style style:name="T10" style:family="text">
      <style:text-properties officeooo:rsid="0056e68c"/>
    </style:style>
    <style:style style:name="T11" style:family="text">
      <style:text-properties officeooo:rsid="0057e41b"/>
    </style:style>
    <style:style style:name="T12" style:family="text">
      <style:text-properties officeooo:rsid="00589682"/>
    </style:style>
    <style:style style:name="T13" style:family="text">
      <style:text-properties officeooo:rsid="00599ffc"/>
    </style:style>
    <style:style style:name="T14" style:family="text">
      <style:text-properties fo:color="#00a933" loext:opacity="100%"/>
    </style:style>
    <style:style style:name="T15" style:family="text">
      <style:text-properties fo:color="#00a933" loext:opacity="100%" officeooo:rsid="00538a99"/>
    </style:style>
    <style:style style:name="T16" style:family="text">
      <style:text-properties fo:color="#00a933" loext:opacity="100%" officeooo:rsid="00514da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26"><text:span text:style-name="T2">Apelidos, Nome</text:span><text:span text:style-name="T1">: </text:span><text:span text:style-name="T3">Maceira Barca Xian</text:span></text:p>
          </table:table-cell>
        </table:table-row>
      </table:table>
      <text:p text:style-name="Standard"/>
      <text:p text:style-name="P17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3"><text:span text:style-name="T4">1.</text:span> Un dos principais obxectivos na actividade dunha empresa privada é:</text:p>
            <text:list xml:id="list3297215383" text:style-name="L1">
              <text:list-item>
                <text:p text:style-name="P27">Posuír a última tecnoloxía en redes informáticas.</text:p>
              </text:list-item>
              <text:list-item>
                <text:p text:style-name="P27">Realizar investigación e desenvolvemento.</text:p>
              </text:list-item>
              <text:list-item>
                <text:p text:style-name="P27">Xestionar os seus recursos.</text:p>
              </text:list-item>
              <text:list-item>
                <text:p text:style-name="P33">Satisfacer as necesidades do cliente.</text:p>
              </text:list-item>
            </text:list>
          </table:table-cell>
        </table:table-row>
      </table:table>
      <text:p text:style-name="P2"/>
      <text:p text:style-name="P15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0"><draw:frame draw:style-name="fr1" draw:name="Imagen11" text:anchor-type="as-char" svg:width="1.099cm" svg:height="1.099cm" draw:z-index="11"><draw:image xlink:href="Pictures/100000010000003000000030801F7C20BD010B1C.png" xlink:type="simple" xlink:show="embed" xlink:actuate="onLoad" draw:mime-type="image/png"/></draw:frame></text:p>
          </table:table-cell>
          <table:table-cell table:style-name="Tabla12.B1" office:value-type="string">
            <text:p text:style-name="P16"><text:span text:style-name="T9">2</text:span><text:span text:style-name="T4">.</text:span> Os sistemas ERP adoitan estar formados por unha arquitectura modular onde cada módulo xestiona funcións empresariais diferentes. </text:p>
            <text:p text:style-name="P16"><text:s text:c="4"/><text:span text:style-name="T14">a) </text:span><text:span text:style-name="T15">Verdadeiro</text:span><text:span text:style-name="T14">.</text:span></text:p>
            <text:p text:style-name="P16"><text:s text:c="4"/>b) <text:span text:style-name="T7">Falso</text:span>.</text:p>
          </table:table-cell>
        </table:table-row>
      </table:table>
      <text:p text:style-name="P15"/>
      <text:p text:style-name="P15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0"><draw:frame draw:style-name="fr1" draw:name="Imagen12" text:anchor-type="as-char" svg:width="1.099cm" svg:height="1.099cm" draw:z-index="12"><draw:image xlink:href="Pictures/100000010000003000000030801F7C20BD010B1C.png" xlink:type="simple" xlink:show="embed" xlink:actuate="onLoad" draw:mime-type="image/png"/></draw:frame></text:p>
          </table:table-cell>
          <table:table-cell table:style-name="Tabla13.B1" office:value-type="string">
            <text:p text:style-name="P16"><text:span text:style-name="T9">3</text:span><text:span text:style-name="T4">.</text:span> A modularidad<text:span text:style-name="T12">e</text:span> dun sistema ERP consiste en:</text:p>
            <text:list xml:id="list211123458215098" text:continue-list="list3297215383" text:style-name="L1">
              <text:list-item text:start-value="1">
                <text:p text:style-name="P28">Integrar todos os procesos da empresa para aforrar tempo e constes.</text:p>
              </text:list-item>
              <text:list-item>
                <text:p text:style-name="P39">Adaptar mediante unha solución xenérica a aplicación ás necesidades da empresa.</text:p>
              </text:list-item>
              <text:list-item>
                <text:p text:style-name="P28">Integrar só algúns procesos, só os que nos fan aforra<text:span text:style-name="T9">r</text:span> tempo.</text:p>
              </text:list-item>
              <text:list-item>
                <text:p text:style-name="P34">Facer corresponder cada área funcional da empresa cun módulo ERP, utilizando cada un deles un software especifico.</text:p>
              </text:list-item>
            </text:list>
          </table:table-cell>
        </table:table-row>
      </table:table>
      <text:p text:style-name="P15"/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1"><draw:frame draw:style-name="fr1" draw:name="Imagen1" text:anchor-type="as-char" svg:width="1.099cm" svg:height="1.099cm" draw:z-index="2"><draw:image xlink:href="Pictures/100000010000003000000030801F7C20BD010B1C.png" xlink:type="simple" xlink:show="embed" xlink:actuate="onLoad" draw:mime-type="image/png"/></draw:frame></text:p>
          </table:table-cell>
          <table:table-cell table:style-name="Tabla3.B1" office:value-type="string">
            <text:p text:style-name="P5"><text:span text:style-name="T10">4</text:span><text:span text:style-name="T4">.</text:span> Unha das principais vantaxes do uso dos ERP é que minimizan custos empresariais, en especial os relacionados coas tecnoloxías da información.</text:p>
            <text:list xml:id="list211124086433618" text:continue-list="list211123458215098" text:style-name="L1">
              <text:list-item text:start-value="1">
                <text:p text:style-name="P35"><text:span text:style-name="T11">Verdadeiro</text:span>.</text:p>
              </text:list-item>
              <text:list-item>
                <text:p text:style-name="P29"><text:span text:style-name="T11">Falso</text:span>.</text:p>
              </text:list-item>
            </text:list>
          </table:table-cell>
        </table:table-row>
      </table:table>
      <text:p text:style-name="P4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1"><draw:frame draw:style-name="fr1" draw:name="Imagen2" text:anchor-type="as-char" svg:width="1.099cm" svg:height="1.099cm" draw:z-index="3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5"><text:span text:style-name="T10">5</text:span><text:span text:style-name="T4">.</text:span> <text:span text:style-name="T6">(Resposta múltiple)</text:span> Os sistemas de CRM baixo demanda ou software en <text:span text:style-name="T13">liña</text:span> <text:soft-page-break/>caracterízanse por:</text:p>
            <text:list xml:id="list211124720761478" text:continue-list="list211124086433618" text:style-name="L1">
              <text:list-item text:start-value="1">
                <text:p text:style-name="P36">Diminuír os custos nos cliente.</text:p>
              </text:list-item>
              <text:list-item>
                <text:p text:style-name="P36">Aumenta a eficaci<text:span text:style-name="T5">a e</text:span> eficiencia na comunicación.</text:p>
              </text:list-item>
              <text:list-item>
                <text:p text:style-name="P36">Mellora o soporte técnico e as tarefas de mantemento.</text:p>
              </text:list-item>
              <text:list-item>
                <text:p text:style-name="P36">As aplicacións software do cliente operan enteiramente dentro dun explorador da internet.</text:p>
              </text:list-item>
            </text:list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2"><draw:frame draw:style-name="fr1" draw:name="Imagen3" text:anchor-type="as-char" svg:width="1.099cm" svg:height="1.099cm" draw:z-index="4"><draw:image xlink:href="Pictures/100000010000003000000030801F7C20BD010B1C.png" xlink:type="simple" xlink:show="embed" xlink:actuate="onLoad" draw:mime-type="image/png"/></draw:frame></text:p>
          </table:table-cell>
          <table:table-cell table:style-name="Tabla5.B1" office:value-type="string">
            <text:p text:style-name="P7"><text:span text:style-name="T10">6</text:span><text:span text:style-name="T4">.</text:span> Grazas a que todos os sistemas que integran CRM teñen a súa propia base de datos independente, o sistema pode tomar información de cada unha das áreas para a súa toma de decisións.</text:p>
            <text:list xml:id="list211125388694034" text:continue-list="list211124720761478" text:style-name="L1">
              <text:list-item text:start-value="1">
                <text:p text:style-name="P30"><text:span text:style-name="T6">Verdadeiro</text:span>.</text:p>
              </text:list-item>
              <text:list-item>
                <text:p text:style-name="P30"><text:span text:style-name="T16">Falso</text:span>.</text:p>
              </text:list-item>
            </text:list>
          </table:table-cell>
        </table:table-row>
      </table:table>
      <text:p text:style-name="P6"/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<draw:frame draw:style-name="fr1" draw:name="Imagen5" text:anchor-type="as-char" svg:width="1.099cm" svg:height="1.099cm" draw:z-index="5"><draw:image xlink:href="Pictures/100000010000003000000030801F7C20BD010B1C.png" xlink:type="simple" xlink:show="embed" xlink:actuate="onLoad" draw:mime-type="image/png"/></draw:frame></text:p>
          </table:table-cell>
          <table:table-cell table:style-name="Tabla6.B1" office:value-type="string">
            <text:p text:style-name="P9"><text:span text:style-name="T10">7</text:span><text:span text:style-name="T4">.</text:span> A análise previa á adquisición e implementación dun sistema ERP-CRM é sumamente importante para definir os obxectivos que se queren conseguir. </text:p>
            <text:list xml:id="list211124581448985" text:continue-list="list211125388694034" text:style-name="L1">
              <text:list-item text:start-value="1">
                <text:p text:style-name="P37"><text:span text:style-name="T6">Verdadeiro</text:span>.</text:p>
              </text:list-item>
              <text:list-item>
                <text:p text:style-name="P31"><text:span text:style-name="T6">Falso</text:span>.</text:p>
              </text:list-item>
            </text:list>
          </table:table-cell>
        </table:table-row>
      </table:table>
      <text:p text:style-name="P8"/>
      <text:p text:style-name="P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3"><draw:frame draw:style-name="fr1" draw:name="Imagen6" text:anchor-type="as-char" svg:width="1.099cm" svg:height="1.099cm" draw:z-index="6"><draw:image xlink:href="Pictures/100000010000003000000030801F7C20BD010B1C.png" xlink:type="simple" xlink:show="embed" xlink:actuate="onLoad" draw:mime-type="image/png"/></draw:frame></text:p>
          </table:table-cell>
          <table:table-cell table:style-name="Tabla7.B1" office:value-type="string">
            <text:p text:style-name="P9"><text:span text:style-name="T10">8</text:span><text:span text:style-name="T4">.</text:span> <text:s/>O módulo de CRM dun Sistema ERP permite:</text:p>
            <text:list xml:id="list211125086483218" text:continue-list="list211124581448985" text:style-name="L1">
              <text:list-item text:start-value="1">
                <text:p text:style-name="P31">Realizar unha xestión de recursos humanos.</text:p>
              </text:list-item>
              <text:list-item>
                <text:p text:style-name="P31">Xestionar os procesos financeiros e contables dunha empresa.</text:p>
              </text:list-item>
              <text:list-item>
                <text:p text:style-name="P31">Xestionar a manufactura, compras e xestión de inventario.</text:p>
              </text:list-item>
              <text:list-item>
                <text:p text:style-name="P37">Pescudar a unha empresa os servizos e produtos que requiren os seus clientes para poder provelos, optimizando e mellorando as estratexias nas canles de entrega</text:p>
              </text:list-item>
            </text:list>
          </table:table-cell>
        </table:table-row>
      </table:table>
      <text:p text:style-name="P8"/>
      <text:p text:style-name="P10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4"><draw:frame draw:style-name="fr1" draw:name="Imagen7" text:anchor-type="as-char" svg:width="1.099cm" svg:height="1.099cm" draw:z-index="7"><draw:image xlink:href="Pictures/100000010000003000000030801F7C20BD010B1C.png" xlink:type="simple" xlink:show="embed" xlink:actuate="onLoad" draw:mime-type="image/png"/></draw:frame></text:p>
          </table:table-cell>
          <table:table-cell table:style-name="Tabla8.B1" office:value-type="string">
            <text:p text:style-name="P11"><text:span text:style-name="T10">9</text:span><text:span text:style-name="T4">.</text:span> O PLM é unha extensión ao sistema ERP que tenta controlar a cadea de subministración dunha empresa.</text:p>
            <text:p text:style-name="P11"><text:s text:c="4"/>a) <text:span text:style-name="T7">Verdadeiro</text:span>.</text:p>
            <text:p text:style-name="P11"><text:s text:c="4"/>b) <text:span text:style-name="T15">Falso</text:span>.</text:p>
          </table:table-cell>
        </table:table-row>
      </table:table>
      <text:p text:style-name="P10"/>
      <text:p text:style-name="P10"><text:soft-page-break/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5"><draw:frame draw:style-name="fr1" draw:name="Imagen8" text:anchor-type="as-char" svg:width="1.099cm" svg:height="1.099cm" draw:z-index="8"><draw:image xlink:href="Pictures/100000010000003000000030801F7C20BD010B1C.png" xlink:type="simple" xlink:show="embed" xlink:actuate="onLoad" draw:mime-type="image/png"/></draw:frame></text:p>
          </table:table-cell>
          <table:table-cell table:style-name="Tabla9.B1" office:value-type="string">
            <text:p text:style-name="P13"><text:span text:style-name="T10">10</text:span><text:span text:style-name="T4">.</text:span> Microsoft despois da versión 2000 evolucionou e se convir<text:span text:style-name="T12">teu</text:span> en software libre.</text:p>
            <text:p text:style-name="P13"><text:s text:c="4"/>a) <text:span text:style-name="T7">Verdadeiro</text:span>.</text:p>
            <text:p text:style-name="P13"><text:s text:c="4"/><text:span text:style-name="T14">b) </text:span><text:span text:style-name="T15">Falso</text:span><text:span text:style-name="T14">.</text:span></text:p>
          </table:table-cell>
        </table:table-row>
      </table:table>
      <text:p text:style-name="P12"/>
      <text:p text:style-name="P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5"><draw:frame draw:style-name="fr1" draw:name="Imagen9" text:anchor-type="as-char" svg:width="1.099cm" svg:height="1.099cm" draw:z-index="9"><draw:image xlink:href="Pictures/100000010000003000000030801F7C20BD010B1C.png" xlink:type="simple" xlink:show="embed" xlink:actuate="onLoad" draw:mime-type="image/png"/></draw:frame></text:p>
          </table:table-cell>
          <table:table-cell table:style-name="Tabla10.B1" office:value-type="string">
            <text:p text:style-name="P13"><text:span text:style-name="T10">11</text:span><text:span text:style-name="T4">.</text:span> A correcta integración dunha base de datos permítenos distribuír de forma estandarizada a información introducida por todo o sistema. </text:p>
            <text:p text:style-name="P13"><text:s text:c="4"/>a) <text:span text:style-name="T15">Verdadeiro</text:span>.</text:p>
            <text:p text:style-name="P13"><text:s text:c="4"/>b) <text:span text:style-name="T7">Falso</text:span>.</text:p>
          </table:table-cell>
        </table:table-row>
      </table:table>
      <text:p text:style-name="P12"/>
      <text:p text:style-name="P12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5"><draw:frame draw:style-name="fr1" draw:name="Imagen10" text:anchor-type="as-char" svg:width="1.099cm" svg:height="1.099cm" draw:z-index="10"><draw:image xlink:href="Pictures/100000010000003000000030801F7C20BD010B1C.png" xlink:type="simple" xlink:show="embed" xlink:actuate="onLoad" draw:mime-type="image/png"/></draw:frame></text:p>
          </table:table-cell>
          <table:table-cell table:style-name="Tabla11.B1" office:value-type="string">
            <text:p text:style-name="P13"><text:span text:style-name="T8">1</text:span><text:span text:style-name="T10">2</text:span><text:span text:style-name="T4">.</text:span> <text:span text:style-name="T6">(Resposta múltiple) Na configuración dunha plataforma para a instalación dun sistema ERP é imprescindible:</text:span></text:p>
            <text:list xml:id="list211124589922579" text:continue-list="list211125086483218" text:style-name="L1">
              <text:list-item text:start-value="1">
                <text:p text:style-name="P40">Dispoñer de conexión a internet.</text:p>
              </text:list-item>
              <text:list-item>
                <text:p text:style-name="P38">Instalar a nosa base de datos e conectala co noso ERP.</text:p>
              </text:list-item>
              <text:list-item>
                <text:p text:style-name="P32">Dispoñer dun computador portátil.</text:p>
              </text:list-item>
              <text:list-item>
                <text:p text:style-name="P38">Configurar os clientes para acceder ao servidor.</text:p>
              </text:list-item>
            </text:list>
          </table:table-cell>
        </table:table-row>
      </table:table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28T21:11:23.183000000</dc:date>
    <meta:editing-duration>PT8H36M20S</meta:editing-duration>
    <meta:editing-cycles>144</meta:editing-cycles>
    <meta:generator>LibreOffice/7.5.3.2$Windows_X86_64 LibreOffice_project/9f56dff12ba03b9acd7730a5a481eea045e468f3</meta:generator>
    <meta:document-statistic meta:table-count="13" meta:image-count="13" meta:object-count="0" meta:page-count="3" meta:paragraph-count="62" meta:word-count="436" meta:character-count="2737" meta:non-whitespace-character-count="2338"/>
  </office:meta>
</office:document-meta>
</file>